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svg:stroke-color="#00008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indent="0cm"/>
      <style:text-properties fo:color="#000080" fo:font-size="9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9pt"/>
    </style:style>
    <style:style style:name="P6" style:family="paragraph">
      <style:paragraph-properties fo:margin-left="0cm" fo:margin-right="0cm" fo:text-indent="0cm"/>
      <style:text-properties fo:color="#ff0000" fo:font-size="9pt"/>
    </style:style>
    <style:style style:name="P7" style:family="paragraph">
      <style:text-properties fo:font-size="9pt"/>
    </style:style>
    <style:style style:name="P8" style:family="paragraph">
      <style:paragraph-properties fo:text-align="center"/>
      <style:text-properties fo:font-size="9pt"/>
    </style:style>
    <style:style style:name="T1" style:family="text">
      <style:text-properties fo:font-size="9pt"/>
    </style:style>
    <style:style style:name="T2" style:family="text">
      <style:text-properties fo:color="#ff0000" fo:font-size="9pt"/>
    </style:style>
    <style:style style:name="T3" style:family="text">
      <style:text-properties fo:color="#ff0000" fo:font-family="'DejaVu Sans'" style:font-family-generic="swiss" style:font-pitch="variable" fo:font-size="9pt"/>
    </style:style>
    <style:style style:name="T4" style:family="text">
      <style:text-properties fo:color="#ff0000" fo:font-family="'Standard Symbols L'" style:font-pitch="variable" style:font-charset="x-symbol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line draw:style-name="gr1" draw:text-style-name="P1" draw:layer="layout" svg:x1="0.1cm" svg:y1="3.48cm" svg:x2="10.6cm" svg:y2="3.48cm">
            <text:p text:style-name="P4"/>
          </draw:line>
          <draw:line draw:style-name="gr2" draw:text-style-name="P1" draw:layer="layout" svg:x1="5.1cm" svg:y1="3.18cm" svg:x2="5.1cm" svg:y2="3.68cm">
            <text:p text:style-name="P4"/>
          </draw:line>
          <draw:line draw:style-name="gr2" draw:text-style-name="P1" draw:layer="layout" svg:x1="8.1cm" svg:y1="3.18cm" svg:x2="8.1cm" svg:y2="3.68cm">
            <text:p text:style-name="P4"/>
          </draw:line>
          <draw:frame draw:style-name="gr3" draw:text-style-name="P3" draw:layer="layout" svg:width="2.534cm" svg:height="0.747cm" draw:transform="rotate (-1.57079632679579) translate (5.644cm 0.81cm)">
            <draw:text-box>
              <text:p text:style-name="P2"><text:span text:style-name="T1">coefoz_v2_3.nc:</text:span></text:p>
              <text:p text:style-name="P2"><text:span text:style-name="T1">latitude</text:span></text:p>
            </draw:text-box>
          </draw:frame>
          <draw:frame draw:style-name="gr4" draw:text-style-name="P5" draw:layer="layout" svg:width="1.221cm" svg:height="0.374cm" svg:x="10.679cm" svg:y="3.28cm">
            <draw:text-box>
              <text:p text:style-name="P4"><text:span text:style-name="T1">latitude</text:span></text:p>
            </draw:text-box>
          </draw:frame>
          <draw:line draw:style-name="gr5" draw:text-style-name="P1" draw:layer="layout" svg:x1="3.6cm" svg:y1="3.18cm" svg:x2="3.6cm" svg:y2="3.68cm">
            <text:p text:style-name="P4"/>
          </draw:line>
          <draw:frame draw:style-name="gr4" draw:text-style-name="P6" draw:layer="layout" svg:width="1.623cm" svg:height="0.374cm" svg:x="2.8cm" svg:y="2.68cm">
            <draw:text-box>
              <text:p text:style-name="P4"><text:span text:style-name="T2">lat_in_edg</text:span></text:p>
            </draw:text-box>
          </draw:frame>
          <draw:line draw:style-name="gr5" draw:text-style-name="P1" draw:layer="layout" svg:x1="6.6cm" svg:y1="3.18cm" svg:x2="6.6cm" svg:y2="3.68cm">
            <text:p text:style-name="P4"/>
          </draw:line>
          <draw:line draw:style-name="gr5" draw:text-style-name="P1" draw:layer="layout" svg:x1="0.6cm" svg:y1="3.18cm" svg:x2="0.6cm" svg:y2="3.68cm">
            <text:p text:style-name="P4"/>
          </draw:line>
          <draw:frame draw:style-name="gr6" draw:text-style-name="P7" draw:layer="layout" svg:width="0.502cm" svg:height="1.237cm" svg:x="0.503cm" svg:y="2.797cm">
            <draw:text-box>
              <text:p text:style-name="P4"/>
            </draw:text-box>
          </draw:frame>
          <draw:frame draw:style-name="gr4" draw:text-style-name="P6" draw:layer="layout" svg:width="2.072cm" svg:height="0.789cm" draw:transform="rotate (-1.57079632679579) translate (1.08cm 1.22cm)">
            <draw:text-box>
              <text:p text:style-name="P4"><text:span text:style-name="T3">lat_in_edg(1)</text:span></text:p>
              <text:p text:style-name="P4"><text:span text:style-name="T3">=</text:span><text:span text:style-name="T2">-</text:span><text:span text:style-name="T4">p</text:span><text:span text:style-name="T2">/2</text:span></text:p>
            </draw:text-box>
          </draw:frame>
          <draw:line draw:style-name="gr5" draw:text-style-name="P1" draw:layer="layout" svg:x1="9.6cm" svg:y1="3.18cm" svg:x2="9.6cm" svg:y2="3.68cm">
            <text:p text:style-name="P4"/>
          </draw:line>
          <draw:frame draw:style-name="gr4" draw:text-style-name="P6" draw:layer="layout" svg:width="2.948cm" svg:height="0.789cm" draw:transform="rotate (-1.57079632679579) translate (10.16cm 0.3cm)">
            <draw:text-box>
              <text:p text:style-name="P4"><text:span text:style-name="T3">lat_in_edg(nlat+1)</text:span></text:p>
              <text:p text:style-name="P4"><text:span text:style-name="T3">=</text:span><text:span text:style-name="T4">p</text:span><text:span text:style-name="T2">/2</text:span></text:p>
            </draw:text-box>
          </draw:frame>
          <draw:line draw:style-name="gr2" draw:text-style-name="P1" draw:layer="layout" svg:x1="2.1cm" svg:y1="3.18cm" svg:x2="2.1cm" svg:y2="3.68cm">
            <text:p text:style-name="P4"/>
          </draw:line>
          <draw:custom-shape draw:style-name="gr7" draw:text-style-name="P8" draw:layer="layout" svg:width="3cm" svg:height="0.5cm" svg:x="0.6cm" svg:y="3.7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cm" svg:height="0.5cm" svg:x="3.6cm" svg:y="3.7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cm" svg:height="0.5cm" svg:x="6.6cm" svg:y="3.78cm">
            <text:p text:style-name="P4"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0.1cm" svg:y1="6.48cm" svg:x2="10.6cm" svg:y2="6.48cm">
            <text:p text:style-name="P4"/>
          </draw:line>
          <draw:frame draw:style-name="gr4" draw:text-style-name="P5" draw:layer="layout" svg:width="1.221cm" svg:height="0.374cm" svg:x="10.679cm" svg:y="6.28cm">
            <draw:text-box>
              <text:p text:style-name="P4"><text:span text:style-name="T1">latitude</text:span></text:p>
            </draw:text-box>
          </draw:frame>
          <draw:line draw:style-name="gr5" draw:text-style-name="P1" draw:layer="layout" svg:x1="0.6cm" svg:y1="6.28cm" svg:x2="0.6cm" svg:y2="6.78cm">
            <text:p text:style-name="P4"/>
          </draw:line>
          <draw:frame draw:style-name="gr4" draw:text-style-name="P6" draw:layer="layout" svg:width="0.599cm" svg:height="0.416cm" svg:x="0.25cm" svg:y="5.77cm">
            <draw:text-box>
              <text:p text:style-name="P4"><text:span text:style-name="T2">-</text:span><text:span text:style-name="T4">p</text:span><text:span text:style-name="T2">/2</text:span></text:p>
            </draw:text-box>
          </draw:frame>
          <draw:line draw:style-name="gr5" draw:text-style-name="P1" draw:layer="layout" svg:x1="9.7cm" svg:y1="6.28cm" svg:x2="9.7cm" svg:y2="6.78cm">
            <text:p text:style-name="P4"/>
          </draw:line>
          <draw:frame draw:style-name="gr4" draw:text-style-name="P6" draw:layer="layout" svg:width="0.485cm" svg:height="0.416cm" svg:x="9.45cm" svg:y="5.77cm">
            <draw:text-box>
              <text:p text:style-name="P4"><text:span text:style-name="T4">p</text:span><text:span text:style-name="T2">/2</text:span></text:p>
            </draw:text-box>
          </draw:frame>
          <draw:line draw:style-name="gr5" draw:text-style-name="P1" draw:layer="layout" svg:x1="3.1cm" svg:y1="6.28cm" svg:x2="3.1cm" svg:y2="6.78cm">
            <text:p text:style-name="P4"/>
          </draw:line>
          <draw:frame draw:style-name="gr4" draw:text-style-name="P6" draw:layer="layout" svg:width="1.458cm" svg:height="0.374cm" svg:x="2.4cm" svg:y="5.78cm">
            <draw:text-box>
              <text:p text:style-name="P4"><text:span text:style-name="T2">rlatv(jjm)</text:span></text:p>
            </draw:text-box>
          </draw:frame>
          <draw:line draw:style-name="gr5" draw:text-style-name="P1" draw:layer="layout" svg:x1="5.6cm" svg:y1="6.28cm" svg:x2="5.6cm" svg:y2="6.78cm">
            <text:p text:style-name="P4"/>
          </draw:line>
          <draw:frame draw:style-name="gr4" draw:text-style-name="P6" draw:layer="layout" svg:width="0.726cm" svg:height="0.374cm" svg:x="5.2cm" svg:y="5.78cm">
            <draw:text-box>
              <text:p text:style-name="P4"><text:span text:style-name="T2">rlatv</text:span></text:p>
            </draw:text-box>
          </draw:frame>
          <draw:line draw:style-name="gr5" draw:text-style-name="P1" draw:layer="layout" svg:x1="7.2cm" svg:y1="6.28cm" svg:x2="7.2cm" svg:y2="6.78cm">
            <text:p text:style-name="P4"/>
          </draw:line>
          <draw:frame draw:style-name="gr4" draw:text-style-name="P6" draw:layer="layout" svg:width="1.175cm" svg:height="0.374cm" svg:x="7.1cm" svg:y="5.78cm">
            <draw:text-box>
              <text:p text:style-name="P4"><text:span text:style-name="T2">rlatv(1)</text:span></text:p>
            </draw:text-box>
          </draw:frame>
          <draw:custom-shape draw:style-name="gr7" draw:text-style-name="P8" draw:layer="layout" svg:width="2.5cm" svg:height="0.5cm" svg:x="0.6cm" svg:y="6.88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534cm" svg:height="0.747cm" draw:transform="rotate (-1.57079632679579) translate (2.544cm 0.81cm)">
            <draw:text-box>
              <text:p text:style-name="P2"><text:span text:style-name="T1">coefoz_v2_3.nc:</text:span></text:p>
              <text:p text:style-name="P2"><text:span text:style-name="T1">latitude(1)</text:span></text:p>
            </draw:text-box>
          </draw:frame>
          <draw:frame draw:style-name="gr3" draw:text-style-name="P3" draw:layer="layout" svg:width="2.534cm" svg:height="0.747cm" draw:transform="rotate (-1.57079632679579) translate (8.544cm 0.81cm)">
            <draw:text-box>
              <text:p text:style-name="P2"><text:span text:style-name="T1">coefoz_v2_3.nc:</text:span></text:p>
              <text:p text:style-name="P2"><text:span text:style-name="T1">latitude(nlat)</text:span></text:p>
            </draw:text-box>
          </draw:frame>
          <draw:custom-shape draw:style-name="gr7" draw:text-style-name="P8" draw:layer="layout" svg:width="2.5cm" svg:height="0.5cm" svg:x="3.1cm" svg:y="6.8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.5cm" svg:height="0.5cm" svg:x="7.2cm" svg:y="6.88cm">
            <text:p text:style-name="P4"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2.529cm" svg:height="0.374cm" draw:transform="rotate (-1.57079632679579) translate (11.35cm 0.43cm)">
            <draw:text-box>
              <text:p text:style-name="P5">maillage source</text:p>
            </draw:text-box>
          </draw:frame>
          <draw:frame draw:style-name="gr4" draw:text-style-name="P7" draw:layer="layout" svg:width="2.216cm" svg:height="0.374cm" svg:x="9.537cm" svg:y="7.42cm">
            <draw:text-box>
              <text:p text:style-name="P5">maillage cible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29T13:12:03</meta:creation-date>
    <dc:date>2007-10-30T13:47:39</dc:date>
    <dc:language>fr-FR</dc:language>
    <meta:editing-cycles>15</meta:editing-cycles>
    <meta:editing-duration>PT1H9M1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